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8750a" officeooo:paragraph-rsid="0018750a" style:font-size-asian="19.25pt" style:font-size-complex="22pt"/>
    </style:style>
    <style:style style:name="P2" style:family="paragraph" style:parent-style-name="Standard">
      <style:text-properties fo:font-size="22pt" officeooo:rsid="001a0289" officeooo:paragraph-rsid="001a0289" style:font-size-asian="19.25pt" style:font-size-complex="22pt"/>
    </style:style>
    <style:style style:name="P3" style:family="paragraph" style:parent-style-name="Standard">
      <style:text-properties fo:font-size="22pt" officeooo:rsid="001afc30" officeooo:paragraph-rsid="001afc30" style:font-size-asian="19.25pt" style:font-size-complex="22pt"/>
    </style:style>
    <style:style style:name="T1" style:family="text">
      <style:text-properties officeooo:rsid="001a0289"/>
    </style:style>
    <style:style style:name="T2" style:family="text">
      <style:text-properties officeooo:rsid="001afc30"/>
    </style:style>
    <style:style style:name="T3" style:family="text">
      <style:text-properties officeooo:rsid="001c9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onsMenu provides menu items for the activity itself.</text:p>
      <text:p text:style-name="P1">=&gt; These items or options have global impact on the app.</text:p>
      <text:p text:style-name="P1">=&gt; In order t<text:span text:style-name="T1">o create an OptionsMenu:</text:span></text:p>
      <text:p text:style-name="P2">1. Go to RES and create a new Resource Directory and choose “menu”</text:p>
      <text:p text:style-name="P2">2. Create a new menu resource file <text:span text:style-name="T2">and name it menu_items</text:span></text:p>
      <text:p text:style-name="P2">3. populate it with items</text:p>
      <text:p text:style-name="P3">4. override the onCreateOptionsMenu() in the main activity</text:p>
      <text:p text:style-name="P3">5. call menuInflater.inflate(R.menu.menu_items,menu)</text:p>
      <text:p text:style-name="P3">=&gt; <text:span text:style-name="T3">In order to handle click events we need to override the onOptionsItemSelected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41:00.530379350</meta:creation-date>
    <meta:generator>LibreOffice/6.2.7.1$Linux_X86_64 LibreOffice_project/20$Build-1</meta:generator>
    <dc:date>2019-10-06T13:28:01.349162347</dc:date>
    <meta:editing-duration>PT14M40S</meta:editing-duration>
    <meta:editing-cycles>1</meta:editing-cycles>
    <meta:document-statistic meta:table-count="0" meta:image-count="0" meta:object-count="0" meta:page-count="1" meta:paragraph-count="9" meta:word-count="79" meta:character-count="489" meta:non-whitespace-character-count="419"/>
  </office:meta>
</office:document-meta>
</file>